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6pt" style:text-underline-style="solid" style:text-underline-width="auto" style:text-underline-color="font-color" fo:font-weight="bold" officeooo:rsid="000d2f81" officeooo:paragraph-rsid="000d2f8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2pt" style:text-underline-style="none" fo:font-weight="normal" officeooo:rsid="000ea5d9" officeooo:paragraph-rsid="000f98e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style:text-underline-style="none" fo:font-weight="normal" officeooo:rsid="000f98e9" officeooo:paragraph-rsid="000f98e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style:text-underline-style="none" fo:font-weight="normal" officeooo:rsid="000d2f81" officeooo:paragraph-rsid="000d2f81" style:font-size-asian="12pt" style:font-weight-asian="normal" style:font-size-complex="12pt" style:font-weight-complex="normal"/>
    </style:style>
    <style:style style:name="P5" style:family="paragraph" style:parent-style-name="Standard" style:list-style-name="L5">
      <style:paragraph-properties fo:margin-top="0cm" fo:margin-bottom="0.4cm" style:contextual-spacing="false" fo:text-align="justify" style:justify-single-word="false"/>
      <style:text-properties style:font-name="Times New Roman" fo:font-size="14pt" style:text-underline-style="none" fo:font-weight="bold" officeooo:rsid="000f98e9" officeooo:paragraph-rsid="000f98e9" style:font-size-asian="14pt" style:font-weight-asian="bold" style:font-size-complex="14pt" style:font-weight-complex="bold"/>
    </style:style>
    <style:style style:name="P6" style:family="paragraph" style:parent-style-name="Standard" style:list-style-name="L5">
      <style:paragraph-properties fo:margin-top="0cm" fo:margin-bottom="0.4cm" style:contextual-spacing="false" fo:text-align="justify" style:justify-single-word="false"/>
      <style:text-properties style:font-name="Times New Roman" fo:font-size="12pt" style:text-underline-style="none" fo:font-weight="normal" officeooo:rsid="000ea5d9" officeooo:paragraph-rsid="000f2fad" style:font-size-asian="10.5pt" style:font-weight-asian="normal" style:font-size-complex="12pt" style:font-weight-complex="normal"/>
    </style:style>
    <style:style style:name="P7" style:family="paragraph" style:parent-style-name="Standard" style:list-style-name="L5">
      <style:paragraph-properties fo:margin-top="0cm" fo:margin-bottom="0.4cm" style:contextual-spacing="false" fo:text-align="justify" style:justify-single-word="false"/>
      <style:text-properties style:font-name="Times New Roman" fo:font-size="12pt" style:text-underline-style="none" fo:font-weight="normal" officeooo:rsid="00123e31" officeooo:paragraph-rsid="00123e31" style:font-size-asian="10.5pt" style:font-weight-asian="normal" style:font-size-complex="12pt" style:font-weight-complex="normal"/>
    </style:style>
    <style:style style:name="P8" style:family="paragraph" style:parent-style-name="Standard" style:list-style-name="L5">
      <style:paragraph-properties fo:margin-top="0cm" fo:margin-bottom="0.4cm" style:contextual-spacing="false" fo:text-align="justify" style:justify-single-word="false"/>
      <style:text-properties style:font-name="Times New Roman" fo:font-size="12pt" style:text-underline-style="none" fo:font-weight="normal" officeooo:rsid="001247eb" officeooo:paragraph-rsid="001247eb" style:font-size-asian="10.5pt" style:font-weight-asian="normal" style:font-size-complex="12pt" style:font-weight-complex="normal"/>
    </style:style>
    <style:style style:name="P9" style:family="paragraph" style:parent-style-name="Standard" style:list-style-name="L5">
      <style:paragraph-properties fo:margin-top="0cm" fo:margin-bottom="0.4cm" style:contextual-spacing="false" fo:text-align="justify" style:justify-single-word="false"/>
      <style:text-properties style:font-name="Times New Roman" fo:font-size="12pt" style:text-underline-style="none" fo:font-weight="normal" officeooo:rsid="001283b2" officeooo:paragraph-rsid="001283b2" style:font-size-asian="10.5pt" style:font-weight-asian="normal" style:font-size-complex="12pt" style:font-weight-complex="normal"/>
    </style:style>
    <style:style style:name="P10" style:family="paragraph" style:parent-style-name="Standard" style:list-style-name="L5">
      <style:paragraph-properties fo:margin-top="0cm" fo:margin-bottom="0.4cm" style:contextual-spacing="false" fo:text-align="justify" style:justify-single-word="false"/>
      <style:text-properties style:font-name="Times New Roman" fo:font-size="12pt" style:text-underline-style="none" fo:font-weight="normal" officeooo:rsid="0013c84f" officeooo:paragraph-rsid="0013c84f" style:font-size-asian="10.5pt" style:font-weight-asian="normal" style:font-size-complex="12pt" style:font-weight-complex="normal"/>
    </style:style>
    <style:style style:name="P11" style:family="paragraph" style:parent-style-name="Standard" style:list-style-name="L5">
      <style:paragraph-properties fo:margin-top="0cm" fo:margin-bottom="0.4cm" style:contextual-spacing="false" fo:text-align="justify" style:justify-single-word="false"/>
      <style:text-properties style:font-name="Times New Roman" fo:font-size="12pt" style:text-underline-style="none" fo:font-weight="normal" officeooo:rsid="000f98e9" officeooo:paragraph-rsid="000f98e9" style:font-size-asian="12pt" style:font-weight-asian="normal" style:font-size-complex="12pt" style:font-weight-complex="normal"/>
    </style:style>
    <style:style style:name="P12" style:family="paragraph" style:parent-style-name="Standard" style:list-style-name="L5">
      <style:paragraph-properties fo:margin-top="0cm" fo:margin-bottom="0.4cm" style:contextual-spacing="false" fo:text-align="justify" style:justify-single-word="false"/>
      <style:text-properties style:font-name="Times New Roman" fo:font-size="12pt" style:text-underline-style="solid" style:text-underline-width="auto" style:text-underline-color="font-color" fo:font-weight="normal" officeooo:rsid="001283b2" officeooo:paragraph-rsid="001283b2" style:font-size-asian="10.5pt" style:font-weight-asian="normal" style:font-size-complex="12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officeooo:rsid="0013c84f"/>
    </style:style>
    <style:style style:name="T4" style:family="text">
      <style:text-properties officeooo:rsid="000ea5d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f2fad" style:font-weight-asian="bold" style:font-weight-complex="bold"/>
    </style:style>
    <style:style style:name="T7" style:family="text">
      <style:text-properties fo:font-weight="bold" officeooo:rsid="000ea5d9" style:font-weight-asian="bold" style:font-weight-complex="bold"/>
    </style:style>
    <style:style style:name="T8" style:family="text">
      <style:text-properties fo:font-weight="bold" officeooo:rsid="001283b2" style:font-weight-asian="bold" style:font-weight-complex="bold"/>
    </style:style>
    <style:style style:name="T9" style:family="text">
      <style:text-properties officeooo:rsid="000f2fa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0f2fa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23e31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0ea5d9" style:font-weight-asian="bold" style:font-weight-complex="bold"/>
    </style:style>
    <style:style style:name="T14" style:family="text">
      <style:text-properties officeooo:rsid="001283b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try Level Bioinformatics – 3 Day Timetable</text:p>
      <text:p text:style-name="P3"/>
      <text:p text:style-name="P4"/>
      <text:list xml:id="list3407753116974891350" text:style-name="L5">
        <text:list-item>
          <text:p text:style-name="P5">Information Recovery from various Basic Databases</text:p>
          <text:list>
            <text:list-item>
              <text:p text:style-name="P11"><text:span text:style-name="T13">Gene Identification</text:span><text:span text:style-name="T4"> by text search (</text:span><text:span text:style-name="T7">NCBI</text:span><text:span text:style-name="T4">, </text:span><text:span text:style-name="T7">Entrez</text:span><text:span text:style-name="T4">)</text:span></text:p>
            </text:list-item>
            <text:list-item>
              <text:p text:style-name="P6"><text:span text:style-name="T11">Basic G</text:span><text:span text:style-name="T10">ene </text:span><text:span text:style-name="T12">P</text:span><text:span text:style-name="T10">roperties</text:span> <text:span text:style-name="T9">(</text:span><text:span text:style-name="T6">function</text:span><text:span text:style-name="T9">, </text:span><text:span text:style-name="T6">location</text:span><text:span text:style-name="T9">, </text:span><text:span text:style-name="T6">transcripts</text:span><text:span text:style-name="T9">, </text:span><text:span text:style-name="T6">isoforms</text:span><text:span text:style-name="T9"> </text:span><text:span text:style-name="T6">etc</text:span><text:span text:style-name="T9">.) from </text:span><text:span text:style-name="T6">Sequence Database</text:span><text:span text:style-name="T9"> annotation (</text:span><text:span text:style-name="T6">NCBI</text:span><text:span text:style-name="T9"> </text:span><text:span text:style-name="T6">RefSeq</text:span><text:span text:style-name="T9"> primarily) and </text:span><text:span text:style-name="T6">Genome Databases</text:span><text:span text:style-name="T9"> (</text:span><text:span text:style-name="T6">NCBI</text:span><text:span text:style-name="T9"> and </text:span><text:span text:style-name="T6">Ensembl</text:span><text:span text:style-name="T9">)</text:span></text:p>
            </text:list-item>
            <text:list-item>
              <text:p text:style-name="P7"><text:span text:style-name="T10">Protein Variation</text:span> and their consequences<text:span text:style-name="T9"> from </text:span><text:span text:style-name="T6">Sequence Database</text:span><text:span text:style-name="T9"> annotation (</text:span><text:span text:style-name="T5">UniProtKB</text:span><text:span text:style-name="T9"> primarily)</text:span></text:p>
            </text:list-item>
            <text:list-item>
              <text:p text:style-name="P7"><text:span text:style-name="T10">Protein Domains</text:span><text:span text:style-name="T9"> from </text:span><text:span text:style-name="T6">Sequence Database</text:span><text:span text:style-name="T9"> annotation (</text:span><text:span text:style-name="T5">UniProtKB</text:span><text:span text:style-name="T9"> presentation</text:span> of <text:span text:style-name="T5">InterPro</text:span> analysis <text:span text:style-name="T9">primarily)</text:span></text:p>
            </text:list-item>
            <text:list-item>
              <text:p text:style-name="P8"><text:span text:style-name="T10">Protein Secondary Structure</text:span> f<text:span text:style-name="T9">rom </text:span><text:span text:style-name="T6">Sequence Database</text:span><text:span text:style-name="T9"> annotation (</text:span><text:span text:style-name="T6">UniProtKB</text:span><text:span text:style-name="T9"> primarily)</text:span></text:p>
            </text:list-item>
            <text:list-item>
              <text:p text:style-name="P8"><text:span text:style-name="T10">Sequence Annotation</text:span>, its inadequacies and formatting (<text:span text:style-name="T14">particularly the roles of</text:span> <text:span text:style-name="T5">GenBank</text:span>, <text:span text:style-name="T5">EMBL</text:span> and <text:span text:style-name="T5">F</text:span><text:span text:style-name="T8">ASTA</text:span><text:span text:style-name="T14"> formats)</text:span></text:p>
            </text:list-item>
            <text:list-item>
              <text:p text:style-name="P9"><text:span text:style-name="T10">Nucleotide Sequence Retrieval</text:span> from basic <text:span text:style-name="T5">Sequence Databases</text:span> (primarily <text:span text:style-name="T5">NCBI</text:span>)</text:p>
            </text:list-item>
            <text:list-item>
              <text:p text:style-name="P9"><text:span text:style-name="T10">Nucleotide Sequence Annotaion</text:span> a non-exhaustive examination of content and organisation (primarily <text:span text:style-name="T5">NCBI</text:span>)</text:p>
            </text:list-item>
            <text:list-item>
              <text:p text:style-name="P9"><text:span text:style-name="T10">Nucleotide Sequences</text:span> a non-exhaustive examination of the range of <text:span text:style-name="T5">Nucleotide Sequence Database Entries</text:span> (primarily <text:span text:style-name="T5">NCBI</text:span>)</text:p>
            </text:list-item>
            <text:list-item>
              <text:p text:style-name="P12"><text:span text:style-name="T5">Genome Databases</text:span><text:span text:style-name="T1"> </text:span><text:span text:style-name="T3">a superficial considration of how some predictions are computed </text:span><text:span text:style-name="T1">(primarily </text:span><text:span text:style-name="T2">Ensembl</text:span><text:span text:style-name="T1">)</text:span></text:p>
            </text:list-item>
            <text:list-item>
              <text:p text:style-name="P9"><text:span text:style-name="T10">Gene Structure Proerties and Context</text:span> as represented in <text:span text:style-name="T5">Genome Databases</text:span> (primarily <text:span text:style-name="T5">Ensembl</text:span>)</text:p>
            </text:list-item>
            <text:list-item>
              <text:p text:style-name="P10"><text:span text:style-name="T10">Gene Homologies</text:span> <text:span text:style-name="T14">a </text:span>basic consideration of their<text:span text:style-name="T14"> represent</text:span>ation<text:span text:style-name="T14"> in </text:span><text:span text:style-name="T8">Genome Databases</text:span><text:span text:style-name="T14"> (primarily </text:span><text:span text:style-name="T8">Ensembl</text:span><text:span text:style-name="T14">)</text:span>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20:31:24.325705391</meta:creation-date>
    <dc:date>2017-04-28T09:18:18.092977306</dc:date>
    <meta:editing-duration>PT12H44M15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174" meta:character-count="1325" meta:non-whitespace-character-count="1177"/>
  </office:meta>
</office:document-meta>
</file>